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Tittel" style:master-page-name="MP0" style:family="paragraph">
      <style:paragraph-properties fo:break-before="page"/>
    </style:style>
    <style:style style:name="P2" style:parent-style-name="font_7" style:family="paragraph">
      <style:paragraph-properties style:line-height-at-least="0.2166in"/>
    </style:style>
    <style:style style:name="T3" style:parent-style-name="Standardskriftforavsnitt" style:family="text">
      <style:text-properties style:font-name="Arial" style:font-name-complex="Arial" fo:font-size="10pt" style:font-size-asian="10pt" style:font-size-complex="10pt"/>
    </style:style>
    <style:style style:name="P4" style:parent-style-name="font_8" style:family="paragraph">
      <style:paragraph-properties style:line-height-at-least="0.2166in"/>
      <style:text-properties fo:language="nb" fo:country="NO"/>
    </style:style>
    <style:style style:name="P5" style:parent-style-name="font_8" style:family="paragraph">
      <style:paragraph-properties style:line-height-at-least="0.2166in"/>
      <style:text-properties fo:language="nb" fo:country="NO"/>
    </style:style>
    <style:style style:name="P6" style:parent-style-name="font_8" style:family="paragraph">
      <style:paragraph-properties style:line-height-at-least="0.2166in"/>
      <style:text-properties fo:language="nb" fo:country="NO"/>
    </style:style>
    <style:style style:name="P7" style:parent-style-name="NormalWeb" style:family="paragraph">
      <style:text-properties fo:language="nb" fo:country="NO"/>
    </style:style>
    <style:style style:name="P8" style:parent-style-name="NormalWeb" style:family="paragraph">
      <style:text-properties fo:language="nb" fo:country="NO"/>
    </style:style>
    <style:style style:name="P9" style:parent-style-name="NormalWeb" style:family="paragraph">
      <style:text-properties fo:language="nb" fo:country="NO"/>
    </style:style>
    <style:style style:name="T10" style:parent-style-name="Standardskriftforavsnitt" style:family="text">
      <style:text-properties fo:language="nb" fo:country="NO"/>
    </style:style>
    <style:style style:name="T11" style:parent-style-name="Hyperkobling" style:family="text">
      <style:text-properties style:font-name-asian="Times New Roman" style:use-window-font-color="true" style:text-underline-type="none" fo:language="nb" fo:country="NO"/>
    </style:style>
    <style:style style:name="T12" style:parent-style-name="Standardskriftforavsnitt" style:family="text">
      <style:text-properties fo:language="nb" fo:country="NO"/>
    </style:style>
    <style:style style:name="T13" style:parent-style-name="Sterk" style:family="text">
      <style:text-properties style:font-name-asian="Times New Roman" fo:font-weight="normal" style:font-weight-asian="normal" fo:language="nb" fo:country="NO"/>
    </style:style>
    <style:style style:name="T14" style:parent-style-name="Standardskriftforavsnitt" style:family="text">
      <style:text-properties fo:language="nb" fo:country="NO"/>
    </style:style>
    <style:style style:name="T15" style:parent-style-name="Sterk" style:family="text">
      <style:text-properties style:font-name-asian="Times New Roman" fo:font-weight="normal" style:font-weight-asian="normal" fo:language="nb" fo:country="NO"/>
    </style:style>
    <style:style style:name="T16" style:parent-style-name="Standardskriftforavsnitt" style:family="text">
      <style:text-properties fo:language="nb" fo:country="NO"/>
    </style:style>
    <style:style style:name="T17" style:parent-style-name="Standardskriftforavsnitt" style:family="text">
      <style:text-properties fo:language="nb" fo:country="NO"/>
    </style:style>
    <style:style style:name="T18" style:parent-style-name="Hyperkobling" style:family="text">
      <style:text-properties style:font-name-asian="Times New Roman" style:use-window-font-color="true" style:text-underline-type="none" fo:language="nb" fo:country="NO"/>
    </style:style>
    <style:style style:name="T19" style:parent-style-name="Standardskriftforavsnitt" style:family="text">
      <style:text-properties fo:language="nb" fo:country="NO"/>
    </style:style>
    <style:style style:name="T20" style:parent-style-name="Hyperkobling" style:family="text">
      <style:text-properties style:font-name-asian="Times New Roman" style:use-window-font-color="true" style:text-underline-type="none" fo:language="nb" fo:country="NO"/>
    </style:style>
    <style:style style:name="T21" style:parent-style-name="Hyperkobling" style:family="text">
      <style:text-properties style:font-name-asian="Times New Roman" style:use-window-font-color="true" style:text-underline-type="none" fo:language="nb" fo:country="NO"/>
    </style:style>
    <style:style style:name="T22" style:parent-style-name="Standardskriftforavsnitt" style:family="text">
      <style:text-properties fo:language="nb" fo:country="NO"/>
    </style:style>
    <style:style style:name="T23" style:parent-style-name="Hyperkobling" style:family="text">
      <style:text-properties style:font-name-asian="Times New Roman" style:use-window-font-color="true" style:text-underline-type="none" fo:language="nb" fo:country="NO"/>
    </style:style>
    <style:style style:name="T24" style:parent-style-name="Standardskriftforavsnitt" style:family="text">
      <style:text-properties fo:language="nb" fo:country="NO"/>
    </style:style>
    <style:style style:name="P25" style:parent-style-name="NormalWeb" style:family="paragraph">
      <style:text-properties fo:language="nb" fo:country="NO"/>
    </style:style>
    <style:style style:name="P26" style:parent-style-name="Overskrift1" style:family="paragraph">
      <style:text-properties style:font-name-asian="Times New Roman" style:use-window-font-color="true"/>
    </style:style>
    <style:style style:name="P27" style:parent-style-name="Normal" style:family="paragraph">
      <style:paragraph-properties fo:margin-top="0.0694in" fo:margin-bottom="0.0694in" fo:line-height="100%"/>
    </style:style>
    <style:style style:name="T28" style:parent-style-name="Standardskriftforavsnitt" style:family="text">
      <style:text-properties style:font-name="Times New Roman" style:font-name-asian="Times New Roman" style:font-name-complex="Times New Roman" fo:font-size="12pt" style:font-size-asian="12pt" style:font-size-complex="12pt"/>
    </style:style>
    <style:style style:name="T29" style:parent-style-name="Standardskriftforavsnitt" style:family="text">
      <style:text-properties style:font-name="Times New Roman" style:font-name-asian="Times New Roman" style:font-name-complex="Times New Roman" fo:font-size="12pt" style:font-size-asian="12pt" style:font-size-complex="12pt"/>
    </style:style>
    <style:style style:name="T30" style:parent-style-name="Standardskriftforavsnitt" style:family="text">
      <style:text-properties style:font-name="Times New Roman" style:font-name-asian="Times New Roman" style:font-name-complex="Times New Roman" fo:font-size="12pt" style:font-size-asian="12pt" style:font-size-complex="12pt"/>
    </style:style>
    <style:style style:name="P31" style:parent-style-name="Overskrift1" style:family="paragraph">
      <style:text-properties style:font-name-asian="Times New Roman" style:use-window-font-color="true"/>
    </style:style>
    <style:style style:name="T32" style:parent-style-name="Standardskriftforavsnitt" style:family="text">
      <style:text-properties style:font-name-asian="Times New Roman" style:font-weight-complex="bold" style:use-window-font-color="true"/>
    </style:style>
    <style:style style:name="T33" style:parent-style-name="Standardskriftforavsnitt" style:family="text">
      <style:text-properties style:font-name-asian="Times New Roman" style:use-window-font-color="true"/>
    </style:style>
    <style:style style:name="P34" style:parent-style-name="Normal" style:family="paragraph">
      <style:paragraph-properties fo:margin-top="0.0694in" fo:margin-bottom="0.0694in" fo:line-height="100%"/>
    </style:style>
    <style:style style:name="T35" style:parent-style-name="Standardskriftforavsnitt" style:family="text">
      <style:text-properties style:font-name="Times New Roman" style:font-name-asian="Times New Roman" style:font-name-complex="Times New Roman" fo:font-size="12pt" style:font-size-asian="12pt" style:font-size-complex="12pt"/>
    </style:style>
    <style:style style:name="T36" style:parent-style-name="Standardskriftforavsnitt" style:family="text">
      <style:text-properties style:font-name="Times New Roman" style:font-name-asian="Times New Roman" style:font-name-complex="Times New Roman" fo:font-size="12pt" style:font-size-asian="12pt" style:font-size-complex="12pt"/>
    </style:style>
    <style:style style:name="T37" style:parent-style-name="Standardskriftforavsnitt" style:family="text">
      <style:text-properties style:font-name="Times New Roman" style:font-name-asian="Times New Roman" style:font-name-complex="Times New Roman" fo:font-size="12pt" style:font-size-asian="12pt" style:font-size-complex="12pt"/>
    </style:style>
    <style:style style:name="T38" style:parent-style-name="Standardskriftforavsnitt" style:family="text">
      <style:text-properties style:font-name="Times New Roman" style:font-name-asian="Times New Roman" style:font-name-complex="Times New Roman" fo:font-size="12pt" style:font-size-asian="12pt" style:font-size-complex="12pt"/>
    </style:style>
    <style:style style:name="T39" style:parent-style-name="Standardskriftforavsnitt" style:family="text">
      <style:text-properties style:font-name="Times New Roman" style:font-name-asian="Times New Roman" style:font-name-complex="Times New Roman" fo:font-size="12pt" style:font-size-asian="12pt" style:font-size-complex="12pt"/>
    </style:style>
    <style:style style:name="T40" style:parent-style-name="Standardskriftforavsnitt" style:family="text">
      <style:text-properties style:font-name="Times New Roman" style:font-name-asian="Times New Roman" style:font-name-complex="Times New Roman" fo:font-size="12pt" style:font-size-asian="12pt" style:font-size-complex="12pt"/>
    </style:style>
    <style:style style:name="T41" style:parent-style-name="Standardskriftforavsnitt" style:family="text">
      <style:text-properties style:font-name="Times New Roman" style:font-name-asian="Times New Roman" style:font-name-complex="Times New Roman" fo:font-size="12pt" style:font-size-asian="12pt" style:font-size-complex="12pt"/>
    </style:style>
    <style:style style:name="P4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4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44" style:parent-style-name="Normal" style:family="paragraph">
      <style:paragraph-properties fo:margin-bottom="0in" fo:line-height="100%"/>
    </style:style>
    <style:style style:name="T45" style:parent-style-name="Standardskriftforavsnitt" style:family="text">
      <style:text-properties style:font-name="Times New Roman" style:font-name-asian="Times New Roman" style:font-name-complex="Times New Roman" fo:font-size="12pt" style:font-size-asian="12pt" style:font-size-complex="12pt"/>
    </style:style>
    <style:style style:name="P46" style:parent-style-name="Overskrift1" style:family="paragraph">
      <style:text-properties style:font-name-asian="Times New Roman" style:use-window-font-color="true"/>
    </style:style>
    <style:style style:name="P47" style:parent-style-name="Normal" style:family="paragraph">
      <style:paragraph-properties fo:margin-top="0.0694in" fo:margin-bottom="0.0694in" fo:line-height="100%"/>
    </style:style>
    <style:style style:name="T48" style:parent-style-name="Standardskriftforavsnitt" style:family="text">
      <style:text-properties style:font-name="Times New Roman" style:font-name-asian="Times New Roman" style:font-name-complex="Times New Roman" fo:font-size="12pt" style:font-size-asian="12pt" style:font-size-complex="12pt"/>
    </style:style>
    <style:style style:name="T49" style:parent-style-name="Standardskriftforavsnitt" style:family="text">
      <style:text-properties style:font-name="Times New Roman" style:font-name-asian="Times New Roman" style:font-name-complex="Times New Roman" fo:font-size="12pt" style:font-size-asian="12pt" style:font-size-complex="12pt"/>
    </style:style>
    <style:style style:name="T50" style:parent-style-name="Standardskriftforavsnitt" style:family="text">
      <style:text-properties style:font-name="Times New Roman" style:font-name-asian="Times New Roman" style:font-name-complex="Times New Roman" fo:font-size="12pt" style:font-size-asian="12pt" style:font-size-complex="12pt"/>
    </style:style>
    <style:style style:name="T51" style:parent-style-name="Standardskriftforavsnitt" style:family="text">
      <style:text-properties style:font-name="Times New Roman" style:font-name-asian="Times New Roman" style:font-name-complex="Times New Roman" fo:font-size="12pt" style:font-size-asian="12pt" style:font-size-complex="12pt"/>
    </style:style>
    <style:style style:name="T52" style:parent-style-name="Standardskriftforavsnitt" style:family="text">
      <style:text-properties style:font-name="Times New Roman" style:font-name-asian="Times New Roman" style:font-name-complex="Times New Roman" fo:font-size="12pt" style:font-size-asian="12pt" style:font-size-complex="12pt"/>
    </style:style>
    <style:style style:name="T53" style:parent-style-name="Standardskriftforavsnitt" style:family="text">
      <style:text-properties style:font-name="Times New Roman" style:font-name-asian="Times New Roman" style:font-name-complex="Times New Roman" fo:font-size="12pt" style:font-size-asian="12pt" style:font-size-complex="12pt"/>
    </style:style>
    <style:style style:name="T54" style:parent-style-name="Standardskriftforavsnitt" style:family="text">
      <style:text-properties style:font-name="Times New Roman" style:font-name-asian="Times New Roman" style:font-name-complex="Times New Roman" fo:font-size="12pt" style:font-size-asian="12pt" style:font-size-complex="12pt"/>
    </style:style>
    <style:style style:name="P55" style:parent-style-name="NormalWeb" style:family="paragraph">
      <style:text-properties fo:language="nb" fo:country="NO"/>
    </style:style>
  </office:automatic-styles>
  <office:body>
    <office:text text:use-soft-page-breaks="true">
      <text:p text:style-name="P1">Uteliv</text:p>
      <text:h text:style-name="Overskrift1" text:outline-level="1">Havnelageret</text:h>
      <text:p text:style-name="Normal"/>
      <text:p text:style-name="Normal"><text:span text:style-name="testplaceholder">Med Havnelageret fester en skikkelig ølkultur i Fredrikstad. Vi tar inn det mest spennende som skjer på den norske mikrobryggerifronten, og på øllageret har vi flasker fra hele verden. Baren har alltid noe å anbefale på de dagene man vil prøve noe nytt. Om det ikke er øl som står ditt hjerte nærmest, har vi selvfølgelig et solid utvalg annen drikke med og uten alkohol. Spisekartet består av en blanding av klassiske retter og fremtidige favoritter. God drikke krever god mat, og kjøkkensjefen gjør alt han kan for å gå din mor en høy gang på kjøkkenet. ...</text:span></text:p>
      <text:p text:style-name="Normal"/>
      <text:h text:style-name="Overskrift1" text:outline-level="1"><text:span text:style-name="testplaceholder">NiNi Beach</text:span></text:h>
      <text:p text:style-name="Normal"/>
      <text:p text:style-name="Normal">NiNi Beach - En oase på «Bryggas tak» i Fredrikstad med blant annet opptil flere lounger, dusj og bar med gode solforhold, utsikt mot sjøen og magisk atmosfære.<text:line-break/><text:line-break/>Vi tilbyr et bredt utvalgt av diverse drinker, samt underholdning med både nasjonale og internasjonale DJ-er og artister som står i tråd til lokalene gjennom hele sommeren.</text:p>
      <text:p text:style-name="Normal"/>
      <text:h text:style-name="Overskrift1" text:outline-level="1">Ocean club</text:h>
      <text:p text:style-name="Normal"/>
      <text:p text:style-name="P2"><text:span text:style-name="T3">OCEAN CLUB er Fredrikstad`s hoteste Club/Lounge. </text:span></text:p>
      <text:p text:style-name="P4">Med moderne Interiør og en luftig atmosfære i to etasjer, så er dette et byens sted nr. 1 for de som har lyst til å danse og for de som som vil slappe av i litt roligere omgivelser i 2 etasje. Ved å forandre lyssetting og innredning, blir OCEAN CLUB omgjort til Club/Lounge etter kl 23.00 på fredager og lørdager. Våre Resident Dj`s sørger for å spille den beste av både den nye og gamle musikken.</text:p>
      <text:p text:style-name="Tittel"/>
      <text:p text:style-name="Tittel"/>
      <text:p text:style-name="Tittel"/>
      <text:p text:style-name="Tittel"/>
      <text:soft-page-break/>
      <text:p text:style-name="Tittel">Restauranter</text:p>
      <text:p text:style-name="Normal"/>
      <text:h text:style-name="Overskrift1" text:outline-level="1">Slippen</text:h>
      <text:p text:style-name="Normal">Restauranten har en flott og idyllisk beliggenhet med utsikt utover vannet. Her kan du sitte<text:s/>og nyte<text:s/>et fantastisk måltid og skue Fredrikstads travle bryggepromenade.</text:p>
      <text:p text:style-name="Normal"/>
      <text:h text:style-name="Overskrift1" text:outline-level="1">Majoren</text:h>
      <text:p text:style-name="P5">Majorens Kro, Wine &amp; Dine <text:s/>Stue og møterom Framheim er sentralt plassert i Gamle Fredrikstad, festningsbyen som ble grunnlagt i år 1567 av kong Frederik II. Gamlebyen regnes idag for å være Nord-Europas best bevarte festningsby, og er en av Norgest mest populære turist-attraksjoner.</text:p>
      <text:p text:style-name="P6"/>
      <text:p text:style-name="Tittel">Shopping</text:p>
      <text:h text:style-name="Overskrift1" text:outline-level="1">Østfoldhallene</text:h>
      <text:p text:style-name="Normal"/>
      <text:p text:style-name="Normal">Østfoldhallene ligger midt mellom Sarpsborg og Fredrikstad, og er det største kjøpesenteret i Østfold.<text:s/><text:line-break/>Med 67 butikker fordelt over 5 haller har vi et stort utvalg i alt fra klær og mote til sport, interiør, elektronikk, oppussing og bygg.</text:p>
      <text:p text:style-name="Normal"/>
      <text:h text:style-name="Overskrift1" text:outline-level="1">Torvbyen</text:h>
      <text:p text:style-name="Normal"/>
      <text:p text:style-name="P7">Torvbyen er Østfolds ledende kjøpesenter og har med sine 80 butikker et stort utvalg av shoppingbutikker, spesialbutikker og tjenester. Her finnes butikker for alle, uansett alder!</text:p>
      <text:p text:style-name="P8">Senteret er et tidsriktig senter med lyse og moderne lokaler som skal inspirere og invitere til en god shoppingopplevelse.</text:p>
      <text:p text:style-name="P9">Senteret ligger midt i Fredrikstad sentrum, rett ved innfartsårene fra Sarpsborg og Moss. Bussterminalen ligger i bygget og det er ca 2 minutter til jernbanestasjonen med bil.</text:p>
      <text:p text:style-name="Normal"/>
      <text:h text:style-name="Overskrift1" text:outline-level="1">Frimarked</text:h>
      <text:p text:style-name="Normal"/>
      <text:soft-page-break/>
      <text:p text:style-name="Normal">Hver lørdag, kl 10:00 - 16:00 (søndag kl 12:00 - 16:00 i juli), i perioden april til desember (jul) forvandles torvet til et sydende marked der man kan gjøre morsomme og gode funn!<text:line-break/><text:line-break/>Bare det å gå rundt å titte og ta inn over seg stemningen og den hyggelige og avslappende atmosfæren er en opplevelse i seg selv.</text:p>
      <text:p text:style-name="Normal"/>
      <text:p text:style-name="Tittel"/>
      <text:p text:style-name="Tittel">Gamlebyen</text:p>
      <text:p text:style-name="Normal"/>
      <text:h text:style-name="Overskrift1" text:outline-level="1">Gamlebyen Modelljernbanesenter</text:h>
      <text:p text:style-name="NormalWeb"><text:span text:style-name="T10">En av de mest populære attraksjonene for barne i Gamlebyen er</text:span><text:a xlink:href="http://www.visitoslofjord.no/no/fredrikstad-og-hvaler/aktiviteter-og-attraksjoner/attraksjoner/?TLp=404276&amp;amp;GamlebYen-Modelljernbanesenter=" office:target-frame-name="_top" xlink:show="replace"><text:span text:style-name="T11"><text:s/>Gamlebyen Modelljernbanesenter</text:span></text:a><text:span text:style-name="T12"><text:s/>har 400kvm med skinner - og med Märklintog i mange varianter tøffende gjennom tunneler, i taket og under gulvet.</text:span></text:p>
      <text:h text:style-name="Overskrift1" text:outline-level="1">Mat dyra i gamlebyen</text:h>
      <text:p text:style-name="NormalWeb"><text:span text:style-name="T13">Geitene i Gamlebyen<text:s/></text:span><text:span text:style-name="T14">har fått sitt eget hus, rett ved lekeparken - og ikke langt fra endene. Ta med en brødbit, de setter pris på besøk! Når du først har tatt med en brødbitt, vil<text:s/></text:span><text:span text:style-name="T15">endene i Gamlebyen</text:span><text:span text:style-name="T16"><text:s/>nok også bli glad for et besøk. Du finner dem der "endene møtes" - ved Vinderbroen.</text:span></text:p>
      <text:h text:style-name="Overskrift1" text:outline-level="1">Gå på skattejakt i gamlebyen</text:h>
      <text:p text:style-name="NormalWeb"><text:span text:style-name="T17">Sjøhelten Tordenskiold  har mistet sine magiske pistoler i Gamelbyen eller på Konsten Fort, og behover din hjelp til å finne dem. Ta med hele familien på en spennende og historisk skattejakt! Jakten starter på TuRistkontoret i Gamlebyen. Morsomme ledertråder fører dem frem til postene. De som løser rebusen og finner siste post får en overraskelse.</text:span><text:a xlink:href="http://www.visitoslofjord.no/no/fredrikstad-og-hvaler/aktiviteter-og-attraksjoner/Barn-og-familie/?TLp=794726&amp;amp;Skattejakt-i-GamlebYen=" office:target-frame-name="_top" xlink:show="replace"><text:span text:style-name="T18"><text:s/>Løs gåten i Gamlebyens skattejakt</text:span></text:a><text:span text:style-name="T19"><text:s/>og finn den modige sjøhelten Tordenskjolds hemmelighet!</text:span></text:p>
      <text:h text:style-name="Overskrift1" text:outline-level="1">NRK- butikken og Fredrikstad Museeum</text:h>
      <text:p text:style-name="NormalWeb"><text:a xlink:href="http://www.visitoslofjord.no/no/fredrikstad-og-hvaler/aktiviteter-og-attraksjoner/shopping/?TLp=465092&amp;amp;NRK-butikken=" office:target-frame-name="_top" xlink:show="replace"><text:span text:style-name="T20">Besøk<text:s/></text:span></text:a><text:a xlink:href="http://www.visitoslofjord.no/no/fredrikstad-og-hvaler/aktiviteter-og-attraksjoner/Barn-og-familie/?TLp=351370&amp;amp;Fredrikstad-Museum=" office:target-frame-name="_blank" xlink:show="new"><text:span text:style-name="T21">Fredrikstad Museum</text:span></text:a><text:span text:style-name="T22"><text:s/>i Tøihuset, dette er en opplevelsesplass for store også. Fredrikstad Museum har et eget historisk verksted for barn.<text:s/></text:span><text:a xlink:href="http://www.visitoslofjord.no/no/fredrikstad-og-hvaler/aktiviteter-og-attraksjoner/shopping/?TLp=465092&amp;amp;NRK-butikken=" office:target-frame-name="_top" xlink:show="replace"><text:span text:style-name="T23">NRK-butikken</text:span></text:a><text:span text:style-name="T24"><text:s/>er Barne-TV i virkeligheten; møt figurene fra Fantorangen og Blåfjell og bli med inn Tegne-Øisteins morsomme strekverden.</text:span></text:p>
      <text:p text:style-name="P25"/>
      <text:soft-page-break/>
      <text:h text:style-name="P26" text:outline-level="1">For de kunstinteresserte</text:h>
      <text:p text:style-name="P27"><text:span text:style-name="T28"><text:s/>er det alltid en utstilling i Gamlebyen og på<text:s/></text:span><text:a xlink:href="http://www.visitoslofjord.no/no/fredrikstad-og-hvaler/Gamlebyen/Se-og-Gjore/?TLp=305379&amp;Bastion-5" office:target-frame-name="_top" xlink:show="replace"><text:span text:style-name="T29">Bastion 5 kunst og håndverksenter</text:span></text:a><text:span text:style-name="T30"><text:s/>er flere kunstnere samlet. Besøk de åpne verkstedene i Gamlebyens eldste bygninger og opplev keramikere, malere og glasskunstnere i arbeid.</text:span></text:p>
      <text:h text:style-name="P31" text:outline-level="1"> </text:h>
      <text:h text:style-name="Overskrift1" text:outline-level="1"><text:span text:style-name="T32">Når sulten tar overhånd</text:span><text:span text:style-name="T33"><text:s/></text:span></text:h>
      <text:p text:style-name="P34"><text:span text:style-name="T35">har Gamlebyen litt av hvert å by på. Vaflene på<text:s/></text:span><text:a xlink:href="http://www.visitoslofjord.no/no/fredrikstad-og-hvaler/Gamlebyen/Mat-og-Drikke/?TLp=305492&amp;Cafe-Magenta" office:target-frame-name="_top" xlink:show="replace"><text:span text:style-name="T36">Café Magenta</text:span></text:a><text:span text:style-name="T37"><text:s/>er kjent i hele byen, eller hva med en nydelig lunsj på<text:s/></text:span><text:a xlink:href="http://www.visitoslofjord.no/no/fredrikstad-og-hvaler/Gamlebyen/Mat-og-Drikke/?TLp=588460&amp;Mormors-Cafe" office:target-frame-name="_top" xlink:show="replace"><text:span text:style-name="T38">Mormors Café</text:span></text:a><text:span text:style-name="T39"><text:s/>eller<text:s/></text:span><text:a xlink:href="http://www.visitoslofjord.no/no/fredrikstad-og-hvaler/Gamlebyen/Mat-og-Drikke/?TLp=264390&amp;Majorens-Kro--Stue" office:target-frame-name="_top" xlink:show="replace"><text:span text:style-name="T40">Majorens Kro &amp; Stue</text:span></text:a><text:span text:style-name="T41">?</text:span></text:p>
      <text:p text:style-name="P42"> </text:p>
      <text:p text:style-name="P43">Sett deg ned med et forfriskende glass i sola og bare se verden gå forbi. Eller ta med piknikkurven og nyt en lat lunsj på de grønne vollene som omkranser Gamlebyen. Tempoet er rolig i denne gamle byen, og perfekt for å senke skuldrene.</text:p>
      <text:p text:style-name="P44"><text:span text:style-name="T45"> </text:span></text:p>
      <text:h text:style-name="P46" text:outline-level="1">For de som ønsker å vite litt mer om Gamlebyen<text:s/></text:h>
      <text:p text:style-name="P47"><text:span text:style-name="T48">anbefaler vi å bli med på en<text:s/></text:span><text:a xlink:href="http://www.visitoslofjord.no/no/fredrikstad-og-hvaler/hva-skjer/kalender/?TLp=1137338&amp;Omvisning-i-Gamlebyen&amp;startDate=1465768800000&amp;startTime=12:00" office:target-frame-name="_top" xlink:show="replace"><text:span text:style-name="T49">omvisning fra Turistkontoret</text:span></text:a><text:span text:style-name="T50">. Billetten inkluderer også inngang på<text:s/></text:span><text:a xlink:href="http://www.visitoslofjord.no/no/fredrikstad-og-hvaler/Gamlebyen/Se-og-Gjore/?TLp=351370&amp;Fredrikstad-Museum--Ostfoldmuseene" office:target-frame-name="_top" xlink:show="replace"><text:span text:style-name="T51">Fredrikstad Museum</text:span></text:a><text:span text:style-name="T52">. (Tips:<text:s/></text:span><text:a xlink:href="http://online2.citybreak.com/search/other/ShowOther.aspx?onlineid=1315010658&amp;pids=256730&amp;culture=no" office:target-frame-name="_top" xlink:show="replace"><text:span text:style-name="T53">bestill din billett for omvising og inngang på museet på nett</text:span></text:a><text:span text:style-name="T54">)</text:span></text:p>
      <text:p text:style-name="P55"/>
      <text:h text:style-name="Overskrift1" text:outline-level="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Standardskriftforavsnitt" style:display-name="Standardskrift for avsnitt" style:family="text"/>
    <style:style style:name="testplaceholder" style:display-name="testplaceholder" style:family="text" style:parent-style-name="Standardskriftforavsnitt"/>
    <style:style style:name="font_7" style:display-name="font_7"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font_8" style:display-name="font_8"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Overskrift1Tegn" style:display-name="Overskrift 1 Tegn" style:family="text" style:parent-style-name="Standardskriftforavsnitt">
      <style:text-properties style:font-name="Calibri Light" style:font-name-asian="Times New Roman" style:font-name-complex="Times New Roman" fo:color="#2E74B5" fo:font-size="16pt" style:font-size-asian="16pt" style:font-size-complex="16pt"/>
    </style:style>
    <style:style style:name="Tittel" style:display-name="Tittel"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telTegn" style:display-name="Tittel Tegn" style:family="text" style:parent-style-name="Standardskriftforavsnitt">
      <style:text-properties style:font-name="Calibri Light" style:font-name-asian="Times New Roman" style:font-name-complex="Times New Roman" fo:letter-spacing="-0.0069in" style:letter-kerning="true" fo:font-size="28pt" style:font-size-asian="28pt" style:font-size-complex="2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Overskrift3Tegn" style:display-name="Overskrift 3 Tegn" style:family="text" style:parent-style-name="Standardskriftforavsnitt">
      <style:text-properties style:font-name="Calibri Light" style:font-name-asian="Times New Roman" style:font-name-complex="Times New Roman" fo:color="#1F4D78" fo:font-size="12pt" style:font-size-asian="12pt" style:font-size-complex="12pt"/>
    </style:style>
    <style:style style:name="Hyperkobling" style:display-name="Hyperkobling" style:family="text" style:parent-style-name="Standardskriftforavsnitt">
      <style:text-properties fo:color="#0000FF" style:text-underline-type="single" style:text-underline-style="solid" style:text-underline-width="auto" style:text-underline-mode="continuous"/>
    </style:style>
    <style:style style:name="Sterk" style:display-name="Sterk" style:family="text" style:parent-style-name="Standardskriftforavsnit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 Wernersen</meta:initial-creator>
    <dc:creator>Martin Wernersen</dc:creator>
    <meta:creation-date>2016-10-12T07:41:00Z</meta:creation-date>
    <dc:date>2016-10-12T08:04:00Z</dc:date>
    <meta:template xlink:href="Normal" xlink:type="simple"/>
    <meta:editing-cycles>19</meta:editing-cycles>
    <meta:editing-duration>PT1380S</meta:editing-duration>
    <meta:document-statistic meta:page-count="4" meta:paragraph-count="13" meta:word-count="1022" meta:character-count="6835" meta:row-count="48" meta:non-whitespace-character-count="5826"/>
  </office:meta>
</office:document-meta>
</file>